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202.34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ccfb7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8ccfb7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29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7" office:value-type="string" calcext:value-type="string">
            <text:p>Metho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19" office:value-type="string" calcext:value-type="string">
            <text:p>Square Image</text:p>
          </table:table-cell>
          <table:table-cell table:style-name="ce3" office:value-type="string" calcext:value-type="string">
            <text:p>instead of 137 x 236 use <text:s/>128 x 128. It was mentioned by Heng that it boosts scor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FMIx</text:p>
          </table:table-cell>
          <table:table-cell table:style-name="ce21"/>
          <table:table-cell table:style-name="ce3" office:value-type="string" calcext:value-type="string">
            <text:p>Parker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Differential Learning</text:p>
          </table:table-cell>
          <table:table-cell table:style-name="ce21" office:value-type="string" calcext:value-type="string">
            <text:p>Different head for different task. Yet to be tested with Parker Code</text:p>
          </table:table-cell>
          <table:table-cell table:style-name="ce3" office:value-type="string" calcext:value-type="string">
            <text:p>Balaji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Split </text:p>
          </table:table-cell>
          <table:table-cell table:style-name="ce21" office:value-type="string" calcext:value-type="string">
            <text:p>Smart fold. Suggested by Heng instead of the usual fold</text:p>
          </table:table-cell>
          <table:table-cell table:style-name="ce3" office:value-type="string" calcext:value-type="string">
            <text:p>Balaji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Original / Pre-processed images</text:p>
          </table:table-cell>
          <table:table-cell table:style-name="ce3" office:value-type="string" calcext:value-type="string">
            <text:p>Original images work way better than the pre-processed image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19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0" office:value-type="string" calcext:value-type="string">
            <text:p>To do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TT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Multi -dropou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Change activation functio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use Heng pre-processing polic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9" office:value-type="string" calcext:value-type="string">
            <text:p>Autoaugment policy</text:p>
          </table:table-cell>
          <table:table-cell table:style-name="ce3" office:value-type="string" calcext:value-type="string">
            <text:p>Remove color based operations and run only other types</text:p>
          </table:table-cell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calcext:value-type="string">
            <text:p>Denotes under progress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5:10:37.98998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56:20.996686558</meta:creation-date>
    <dc:date>2020-03-03T15:18:00.388783220</dc:date>
    <meta:editing-duration>PT9H30M39S</meta:editing-duration>
    <meta:editing-cycles>51</meta:editing-cycles>
    <meta:generator>LibreOffice/6.0.7.3$Linux_X86_64 LibreOffice_project/00m0$Build-3</meta:generator>
    <meta:document-statistic meta:table-count="1" meta:cell-count="23" meta:object-count="0"/>
  </office:meta>
</office:document-meta>
</file>